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officeooo:rsid="00009965" officeooo:paragraph-rsid="000cd52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fo:font-weight="bold" officeooo:paragraph-rsid="000cd52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officeooo:rsid="00009965" officeooo:paragraph-rsid="000cd52c" style:font-size-asian="15pt" style:font-size-complex="1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0cd52c"/>
    </style:style>
    <style:style style:name="P7" style:family="paragraph" style:parent-style-name="Standard">
      <style:paragraph-properties fo:text-align="justify" style:justify-single-word="false"/>
      <style:text-properties officeooo:rsid="00009965" officeooo:paragraph-rsid="000cd52c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fo:font-style="italic" fo:font-weight="bold" officeooo:rsid="00009965" officeooo:paragraph-rsid="000cd52c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bc1df" officeooo:paragraph-rsid="000cd52c"/>
    </style:style>
    <style:style style:name="P10" style:family="paragraph" style:parent-style-name="Standard">
      <style:text-properties officeooo:rsid="001bc1df" officeooo:paragraph-rsid="000cd52c"/>
    </style:style>
    <style:style style:name="P11" style:family="paragraph" style:parent-style-name="Standard">
      <style:text-properties officeooo:rsid="001abecd" officeooo:paragraph-rsid="000cd52c"/>
    </style:style>
    <style:style style:name="P12" style:family="paragraph" style:parent-style-name="Standard">
      <style:text-properties officeooo:rsid="000cd52c" officeooo:paragraph-rsid="000cd52c"/>
    </style:style>
    <style:style style:name="P13" style:family="paragraph" style:parent-style-name="Standard">
      <style:text-properties officeooo:rsid="0013af22" officeooo:paragraph-rsid="000cd52c"/>
    </style:style>
    <style:style style:name="P14" style:family="paragraph" style:parent-style-name="Standard">
      <style:text-properties officeooo:rsid="0014f68c" officeooo:paragraph-rsid="000cd52c"/>
    </style:style>
    <style:style style:name="P15" style:family="paragraph" style:parent-style-name="Standard">
      <style:paragraph-properties fo:text-align="justify" style:justify-single-word="false" fo:break-before="page"/>
    </style:style>
    <style:style style:name="P16" style:family="paragraph" style:parent-style-name="Heading_20_2">
      <style:paragraph-properties fo:text-align="justify" style:justify-single-word="fals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6pt" officeooo:paragraph-rsid="000cd52c" style:font-size-asian="16pt" style:font-size-complex="16pt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6pt" officeooo:paragraph-rsid="000cd52c" style:font-size-asian="16pt" style:font-size-complex="16pt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6pt" officeooo:paragraph-rsid="000cd52c" style:font-size-asian="16pt" style:font-size-complex="16pt"/>
    </style:style>
    <style:style style:name="P21" style:family="paragraph" style:parent-style-name="Standard" style:list-style-name="L4">
      <style:paragraph-properties fo:text-align="justify" style:justify-single-word="false"/>
      <style:text-properties fo:font-size="16pt" officeooo:paragraph-rsid="000cd52c" style:font-size-asian="16pt" style:font-size-complex="16pt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6pt" officeooo:paragraph-rsid="000cd52c" style:font-size-asian="16pt" style:font-size-complex="16pt"/>
    </style:style>
    <style:style style:name="P23" style:family="paragraph" style:parent-style-name="Standard" style:list-style-name="L6">
      <style:paragraph-properties fo:text-align="justify" style:justify-single-word="false"/>
      <style:text-properties officeooo:paragraph-rsid="000cd52c"/>
    </style:style>
    <style:style style:name="P24" style:family="paragraph" style:parent-style-name="Standard" style:list-style-name="L7">
      <style:paragraph-properties fo:text-align="justify" style:justify-single-word="false"/>
      <style:text-properties officeooo:paragraph-rsid="000cd52c"/>
    </style:style>
    <style:style style:name="P25" style:family="paragraph" style:parent-style-name="Standard" style:list-style-name="L8">
      <style:paragraph-properties fo:text-align="justify" style:justify-single-word="false"/>
      <style:text-properties officeooo:paragraph-rsid="000cd52c"/>
    </style:style>
    <style:style style:name="P26" style:family="paragraph" style:parent-style-name="Standard" style:list-style-name="L9">
      <style:paragraph-properties fo:text-align="justify" style:justify-single-word="false"/>
      <style:text-properties officeooo:paragraph-rsid="000cd52c"/>
    </style:style>
    <style:style style:name="P27" style:family="paragraph" style:parent-style-name="Standard" style:list-style-name="L10">
      <style:paragraph-properties fo:text-align="justify" style:justify-single-word="false"/>
      <style:text-properties officeooo:paragraph-rsid="000cd52c"/>
    </style:style>
    <style:style style:name="P28" style:family="paragraph" style:parent-style-name="Standard" style:list-style-name="L6">
      <style:paragraph-properties fo:text-align="justify" style:justify-single-word="false"/>
      <style:text-properties fo:font-style="normal" fo:font-weight="normal" officeooo:rsid="00009965" officeooo:paragraph-rsid="000cd52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009965" officeooo:paragraph-rsid="000cd52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0e1cb9" officeooo:paragraph-rsid="000e1cb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0ff2bb" officeooo:paragraph-rsid="000ff2b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11c0a8" officeooo:paragraph-rsid="0011c0a8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11c0a8" officeooo:paragraph-rsid="0013732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13732a" officeooo:paragraph-rsid="0013732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153a65" officeooo:paragraph-rsid="00153a6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16449e" officeooo:paragraph-rsid="0016449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italic" fo:font-weight="bold" officeooo:rsid="00009965" officeooo:paragraph-rsid="000cd52c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009965" officeooo:paragraph-rsid="000cd52c"/>
    </style:style>
    <style:style style:name="T1" style:family="text">
      <style:text-properties officeooo:rsid="0007658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658b" style:font-size-asian="14pt" style:font-size-complex="14pt"/>
    </style:style>
    <style:style style:name="T4" style:family="text">
      <style:text-properties fo:font-size="14pt" officeooo:rsid="00009965" style:font-size-asian="14pt" style:font-size-complex="14pt"/>
    </style:style>
    <style:style style:name="T5" style:family="text">
      <style:text-properties fo:font-size="14pt" officeooo:rsid="00039a27" style:font-size-asian="14pt" style:font-size-complex="14pt"/>
    </style:style>
    <style:style style:name="T6" style:family="text">
      <style:text-properties fo:font-size="14pt" officeooo:rsid="0005976c" style:font-size-asian="14pt" style:font-size-complex="14pt"/>
    </style:style>
    <style:style style:name="T7" style:family="text">
      <style:text-properties fo:font-size="14pt" officeooo:rsid="000907cb" style:font-size-asian="14pt" style:font-size-complex="14pt"/>
    </style:style>
    <style:style style:name="T8" style:family="text">
      <style:text-properties fo:font-size="14pt" officeooo:rsid="00083693" style:font-size-asian="14pt" style:font-size-complex="14pt"/>
    </style:style>
    <style:style style:name="T9" style:family="text">
      <style:text-properties fo:font-size="14pt" officeooo:rsid="000937ae" style:font-size-asian="14pt" style:font-size-complex="14pt"/>
    </style:style>
    <style:style style:name="T10" style:family="text">
      <style:text-properties fo:font-size="14pt" officeooo:rsid="000a647b" style:font-size-asian="14pt" style:font-size-complex="14pt"/>
    </style:style>
    <style:style style:name="T11" style:family="text">
      <style:text-properties officeooo:rsid="00009965"/>
    </style:style>
    <style:style style:name="T12" style:family="text">
      <style:text-properties officeooo:rsid="0005976c"/>
    </style:style>
    <style:style style:name="T13" style:family="text">
      <style:text-properties officeooo:rsid="00039a27"/>
    </style:style>
    <style:style style:name="T14" style:family="text">
      <style:text-properties officeooo:rsid="0001b25f"/>
    </style:style>
    <style:style style:name="T15" style:family="text">
      <style:text-properties officeooo:rsid="0003ba86"/>
    </style:style>
    <style:style style:name="T16" style:family="text">
      <style:text-properties style:text-underline-style="none" fo:background-color="#ffff00" loext:char-shading-value="0"/>
    </style:style>
    <style:style style:name="T17" style:family="text">
      <style:text-properties style:text-underline-style="none" officeooo:rsid="0005976c" fo:background-color="#ffff00" loext:char-shading-value="0"/>
    </style:style>
    <style:style style:name="T18" style:family="text">
      <style:text-properties officeooo:rsid="00083693"/>
    </style:style>
    <style:style style:name="T19" style:family="text">
      <style:text-properties officeooo:rsid="000907cb"/>
    </style:style>
    <style:style style:name="T20" style:family="text">
      <style:text-properties officeooo:rsid="000937ae"/>
    </style:style>
    <style:style style:name="T21" style:family="text">
      <style:text-properties fo:font-size="12pt" officeooo:rsid="00009965" style:font-size-asian="12pt" style:font-size-complex="12pt"/>
    </style:style>
    <style:style style:name="T22" style:family="text">
      <style:text-properties fo:font-size="12pt" officeooo:rsid="0005976c" style:font-size-asian="12pt" style:font-size-complex="12pt"/>
    </style:style>
    <style:style style:name="T23" style:family="text">
      <style:text-properties fo:font-size="12pt" officeooo:rsid="000a647b" style:font-size-asian="12pt" style:font-size-complex="12pt"/>
    </style:style>
    <style:style style:name="T24" style:family="text">
      <style:text-properties officeooo:rsid="000a647b"/>
    </style:style>
    <style:style style:name="T25" style:family="text">
      <style:text-properties officeooo:rsid="000cd52c"/>
    </style:style>
    <style:style style:name="T26" style:family="text">
      <style:text-properties officeooo:rsid="001b6750"/>
    </style:style>
    <style:style style:name="T27" style:family="text">
      <style:text-properties officeooo:rsid="001bc1df"/>
    </style:style>
    <style:style style:name="T28" style:family="text">
      <style:text-properties officeooo:rsid="001738a8"/>
    </style:style>
    <style:style style:name="T29" style:family="text">
      <style:text-properties officeooo:rsid="00163b8a"/>
    </style:style>
    <style:style style:name="T30" style:family="text">
      <style:text-properties officeooo:rsid="0016dab0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officeooo:rsid="0013732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"><text:a xlink:type="simple" xlink:href="#__RefHeading___Toc1204_4279669378" text:style-name="Index_20_Link" text:visited-style-name="Index_20_Link">Pedidos. C<text:tab/>2</text:a></text:p>
          <text:p text:style-name="P1"><text:a xlink:type="simple" xlink:href="#__RefHeading___Toc1206_4279669378" text:style-name="Index_20_Link" text:visited-style-name="Index_20_Link">Gestionaradministrador.c<text:tab/>2</text:a></text:p>
          <text:p text:style-name="P1"><text:a xlink:type="simple" xlink:href="#__RefHeading___Toc1208_4279669378" text:style-name="Index_20_Link" text:visited-style-name="Index_20_Link">Menú.c<text:tab/>3</text:a></text:p>
          <text:p text:style-name="P1"><text:a xlink:type="simple" xlink:href="#__RefHeading___Toc1210_4279669378" text:style-name="Index_20_Link" text:visited-style-name="Index_20_Link">Main.c<text:tab/>3</text:a></text:p>
          <text:p text:style-name="P1"><text:a xlink:type="simple" xlink:href="#__RefHeading___Toc1212_4279669378" text:style-name="Index_20_Link" text:visited-style-name="Index_20_Link">Ficheros.c<text:tab/>3</text:a></text:p>
        </text:index-body>
      </text:table-of-content>
      <text:p text:style-name="P5"/>
      <text:p text:style-name="P15"/>
      <text:h text:style-name="Heading_20_2" text:outline-level="2"><text:bookmark-start text:name="__RefHeading___Toc1204_4279669378"/>Pedidos. C<text:bookmark-end text:name="__RefHeading___Toc1204_4279669378"/></text:h>
      <text:p text:style-name="P13"/>
      <text:p text:style-name="P14">todas las funciones mencionadas abajos son menus </text:p>
      <text:p text:style-name="P14"/>
      <text:p text:style-name="P13">clientespedidos: <text:span text:style-name="T28">es un menu de los clientes que le da las opciones de realizar, eliminar, consultar y modificar un pedido cuando elige una de esas opciones se realizar una llamada a la funcion que realiza esa accion</text:span></text:p>
      <text:p text:style-name="P13"/>
      <text:p text:style-name="P14">realizarpedido: <text:span text:style-name="T29">crea un pedido </text:span><text:span text:style-name="T28">pidiendo por pantalla la fecha , el identificador del cliente, el lugar de entrega, el identificador del locker y por ultimo si tiene un codigo promocional</text:span></text:p>
      <text:p text:style-name="P14"/>
      <text:p text:style-name="P14">eliminarpedido: <text:span text:style-name="T30">elimina un pedido</text:span></text:p>
      <text:p text:style-name="P14"/>
      <text:p text:style-name="P14">co<text:span text:style-name="T28">n</text:span>su<text:span text:style-name="T28">l</text:span>tarpedido: <text:span text:style-name="T30">imprime los pedido del usuario</text:span></text:p>
      <text:p text:style-name="P14"/>
      <text:p text:style-name="P14">modificarpedido: <text:span text:style-name="T28">modifica</text:span><text:span text:style-name="T29"> un pedido <text:s/></text:span><text:span text:style-name="T28">pidiendo por pantalla la fecha , el identificador del cliente, el lugar de entrega, el identificador del locker y por ultimo si tiene un codigo promocional</text:span></text:p>
      <text:p text:style-name="P14"/>
      <text:p text:style-name="P14">a<text:span text:style-name="T28">d</text:span>minpedidos:<text:span text:style-name="T28">es un menu de los administradores que le da las opciones de realizar, eliminar, consultar, modificar un pedido, asignar trasportistas, y asignar locker cuando elige una de esas opciones se realizar una llamada a la funcion que realiza esa accion</text:span></text:p>
      <text:p text:style-name="P14"/>
      <text:p text:style-name="P14">asignarlocker: <text:span text:style-name="T28">asigna a un locker </text:span><text:span text:style-name="T29"><text:s/>un pedido </text:span><text:span text:style-name="T28">pidiendo por pantalla la fecha , el identificador del cliente, el lugar de entrega, el identificador del locker y por ultimo si tiene un codigo promocional</text:span></text:p>
      <text:p text:style-name="P14"/>
      <text:p text:style-name="P14">asignartransportista: <text:span text:style-name="T28">asigna a un trasnportista</text:span><text:span text:style-name="T29"> un pedido </text:span><text:span text:style-name="T28">pidiendo por pantalla la fecha , el identificador del cliente, el lugar de entrega, el identificador del locker y por ultimo si tiene un codigo promocional</text:span></text:p>
      <text:p text:style-name="P14"/>
      <text:p text:style-name="P14">proveedorpedidos <text:span text:style-name="T28">es un menu de los proveedores que le da las opciones de consultar, modificar un pedido, asignar trasportistas, y asignar locker cuando elige una de esas opciones se realizar una llamada a la funcion que realiza esa accion</text:span></text:p>
      <text:p text:style-name="P14"/>
      <text:p text:style-name="P13"/>
      <text:h text:style-name="Heading_20_2" text:outline-level="2"><text:bookmark-start text:name="__RefHeading___Toc1206_4279669378"/>Gestionaradministrador.<text:span text:style-name="T26">c</text:span><text:bookmark-end text:name="__RefHeading___Toc1206_4279669378"/></text:h>
      <text:p text:style-name="P12">Las funciones de esta modulo son:</text:p>
      <text:p text:style-name="P12"/>
      <text:p text:style-name="P11">gestionarclientes:<text:span text:style-name="T27">es un menu de administrador que llama a otras funciones</text:span></text:p>
      <text:p text:style-name="P11">eliminarperfilcliente: <text:span text:style-name="T27">elimina un cliente</text:span></text:p>
      <text:p text:style-name="P11">listarclientes: muestra todos los clientes registrado actualmentes asi como su informacion</text:p>
      <text:p text:style-name="P11"/>
      <text:p text:style-name="P11">gestionarproveedores: <text:span text:style-name="T27">es un menu de administrador que llama a otras funciones</text:span></text:p>
      <text:p text:style-name="P11">eliminarperfilproveedor: <text:span text:style-name="T27">elimina un proveedor</text:span></text:p>
      <text:p text:style-name="P11">listarproveedores: <text:span text:style-name="T27">lista los proveedores</text:span></text:p>
      <text:p text:style-name="P11"/>
      <text:p text:style-name="P11">gestionartrasnportistas:<text:span text:style-name="T27">es un menu de administrador que llama a otras funciones</text:span></text:p>
      <text:p text:style-name="P11">eliminarperfiltransportista <text:span text:style-name="T27">elimina un trasnportista</text:span></text:p>
      <text:p text:style-name="P11">listartrasnportista: <text:span text:style-name="T27">lista los transportistas</text:span></text:p>
      <text:p text:style-name="P11"><text:soft-page-break/></text:p>
      <text:p text:style-name="P11">gestionarcategoria:<text:span text:style-name="T27">es un menu de administrador que llama a otras funciones</text:span></text:p>
      <text:p text:style-name="P10">registrarcategoria: crea una categoria</text:p>
      <text:p text:style-name="P10">eliminarcategoria:elimina una categoria</text:p>
      <text:p text:style-name="P10">listarcategoria: lista las categoria</text:p>
      <text:p text:style-name="P10">consultarcategoria: muestra una categoria</text:p>
      <text:p text:style-name="P9">modificarcategoria: permite cambiar la descripcion de una categoria</text:p>
      <text:h text:style-name="P16" text:outline-level="2"><text:bookmark-start text:name="__RefHeading___Toc1208_4279669378"/>Menú.c<text:bookmark-end text:name="__RefHeading___Toc1208_4279669378"/></text:h>
      <text:p text:style-name="P6"/>
      <text:p text:style-name="P6">Funciones que están en el modulo menú</text:p>
      <text:list xml:id="list2267162861" text:style-name="L1">
        <text:list-item>
          <text:p text:style-name="P18">Menuclientes:</text:p>
        </text:list-item>
      </text:list>
      <text:p text:style-name="P6">Esta función muestra un menú con las diferentes acciones que puede realizar</text:p>
      <text:p text:style-name="P6">Dependiendo de la opcion que ha elegido se hacer una llamada a una de las diferentes funciones que realiza esa acción</text:p>
      <text:list xml:id="list2707254212" text:style-name="L2">
        <text:list-item>
          <text:p text:style-name="P19">Menuadmin:</text:p>
        </text:list-item>
      </text:list>
      <text:p text:style-name="P6">Esta función muestra un menú con las diferentes acciones que puede realizar</text:p>
      <text:p text:style-name="P6">Dependiendo de la opcion que ha elegido se hacer una llamada a una de las diferentes funciones que realiza esa acción</text:p>
      <text:p text:style-name="P6">Al estar relacionado con las funciones de administrado esta funciones es la que tienes mas opciones y la que mas llamada realiza</text:p>
      <text:list xml:id="list3157601338" text:style-name="L3">
        <text:list-item>
          <text:p text:style-name="P20">Menuproveedor:</text:p>
        </text:list-item>
      </text:list>
      <text:p text:style-name="P6">Esta función muestra un menú con las diferentes acciones que puede realizar</text:p>
      <text:p text:style-name="P6">Dependiendo de la opcion que ha elegido se hacer una llamada a una de las diferentes funciones que realiza esa acción</text:p>
      <text:list xml:id="list3932653985" text:style-name="L4">
        <text:list-item>
          <text:p text:style-name="P21">Menutransportitsta:</text:p>
        </text:list-item>
      </text:list>
      <text:p text:style-name="P6">Esta función muestra un menú con las diferentes acciones que puede realizar</text:p>
      <text:p text:style-name="P6">Dependiendo de la opcion que ha elegido se hacer una llamada a una de las diferentes funciones que realiza esa acción</text:p>
      <text:list xml:id="list4181227023" text:style-name="L5">
        <text:list-item>
          <text:p text:style-name="P22">Menuinicio </text:p>
        </text:list-item>
      </text:list>
      <text:p text:style-name="P6">Esta función muestra las opciones de inicio del programa asi como una logo muy currado</text:p>
      <text:h text:style-name="P16" text:outline-level="2"><text:bookmark-start text:name="__RefHeading___Toc1210_4279669378"/>Main.c<text:bookmark-end text:name="__RefHeading___Toc1210_4279669378"/></text:h>
      <text:p text:style-name="P6">El uso de este modulo es: llamar la función login declarar los tamaños de los vectores <text:bookmark text:name="_GoBack"/><text:s/>estructuras (clientes pedido etc) <text:span text:style-name="T25">y </text:span>llamar a las funciones de carga y volcado de datos</text:p>
      <text:p text:style-name="P6"/>
      <text:h text:style-name="P16" text:outline-level="2"><text:bookmark-start text:name="__RefHeading___Toc1212_4279669378"/>Ficheros.c<text:bookmark-end text:name="__RefHeading___Toc1212_4279669378"/></text:h>
      <text:p text:style-name="P4"><text:span text:style-name="T1">E</text:span>n este modulo están las funciones de :</text:p>
      <text:list xml:id="list2113065740" text:style-name="L6">
        <text:list-item>
          <text:p text:style-name="P23"><text:span text:style-name="T3">C</text:span><text:span text:style-name="T4">argarclientes:</text:span><text:span text:style-name="T11"> esta función <text:s/>se encarga de cargar en memoria toda la lista de cliente del fichero clientes.</text:span></text:p>
        </text:list-item>
        <text:list-item>
          <text:p text:style-name="P23"><text:span text:style-name="T3">G</text:span><text:span text:style-name="T4">uardarclientes: </text:span><text:span text:style-name="T11">esta función se encarga de guardar en el ficher</text:span><text:span text:style-name="T12">o</text:span><text:span text:style-name="T11"> </text:span><text:span text:style-name="T13">clientes</text:span><text:span text:style-name="T11"> lo que se haya modificado en memoria de la lista de clientes(nombre, cartera,etc).</text:span></text:p>
        </text:list-item>
      </text:list>
      <text:p text:style-name="P3"><text:span text:style-name="T11">//</text:span><text:span text:style-name="T12">el formato de linea es:0000001-Juan Perez-Plaza San Francisco 1 11100-San Fernando-Cadiz-juanperez@gmail.com-psw1234-1000.</text:span></text:p>
      <text:p text:style-name="P7"/>
      <text:list xml:id="list3638113634" text:style-name="L7">
        <text:list-item>
          <text:p text:style-name="P24"><text:span text:style-name="T3">C</text:span><text:span text:style-name="T4">argartran</text:span><text:span text:style-name="T5">s</text:span><text:span text:style-name="T4">portista:</text:span><text:span text:style-name="T11"> esta función <text:s/>se encarga de cargar en memoria toda la lista de transportista del fichero </text:span><text:span text:style-name="T14">tran</text:span><text:span text:style-name="T13">s</text:span><text:span text:style-name="T14">portista.</text:span></text:p>
        </text:list-item>
        <text:list-item>
          <text:p text:style-name="P24"><text:soft-page-break/><text:span text:style-name="T3">G</text:span><text:span text:style-name="T4">uardartran</text:span><text:span text:style-name="T5">s</text:span><text:span text:style-name="T4">portista:</text:span><text:span text:style-name="T11"> esta función se encarga de guardar en el fichero </text:span><text:span text:style-name="T13">transportista</text:span><text:span text:style-name="T11"> lo que se haya modificado en memoria de la lista de transportista (nombre, código,etc).</text:span></text:p>
        </text:list-item>
      </text:list>
      <text:p text:style-name="P2">//el formato de linea es: 0001-Rafael Gutierrez-rafael@gutitrans.com-rf001-GutiTrans-Cadiz</text:p>
      <text:p text:style-name="P7"/>
      <text:list xml:id="list3111466202" text:style-name="L8">
        <text:list-item>
          <text:p text:style-name="P25"><text:span text:style-name="T3">C</text:span><text:span text:style-name="T4">argar</text:span><text:span text:style-name="T5">productos_pedidos</text:span><text:span text:style-name="T4">:</text:span><text:span text:style-name="T11"> esta función <text:s/>se encarga de cargar en memoria toda la lista de </text:span><text:span text:style-name="T15">pedido</text:span><text:span text:style-name="T11"> del fichero </text:span><text:span text:style-name="T15">pedidos</text:span><text:span text:style-name="T13"> así como indicar </text:span><text:span text:style-name="T15">su estado(</text:span><text:span text:style-name="T13"> enviado,enlocker o devuelto</text:span><text:span text:style-name="T15">).</text:span></text:p>
        </text:list-item>
        <text:list-item>
          <text:p text:style-name="P25"><text:span text:style-name="T3">G</text:span><text:span text:style-name="T4">uardar</text:span><text:span text:style-name="T5">productos_pedidos</text:span><text:span text:style-name="T4">:</text:span><text:span text:style-name="T11"> esta función se encarga de guardar en el fichero </text:span><text:span text:style-name="T15">pedidos</text:span><text:span text:style-name="T11"> lo que se haya modificado en memoria de la lista de </text:span><text:span text:style-name="T15">pedidos</text:span><text:span text:style-name="T11">(</text:span><text:span text:style-name="T15">numero</text:span><text:span text:style-name="T11">, código,etc).</text:span></text:p>
        </text:list-item>
      </text:list>
      <text:p text:style-name="P8">//el formato de linea es: 0000001-000002-1-03/02/2024-45-<text:span text:style-name="T16">”</text:span><text:span text:style-name="T17">estado”</text:span>-0001</text:p>
      <text:p text:style-name="P7"/>
      <text:list xml:id="list1842391529" text:style-name="L9">
        <text:list-item>
          <text:p text:style-name="P26"><text:span text:style-name="T3">C</text:span><text:span text:style-name="T4">argar</text:span><text:span text:style-name="T6">productos</text:span><text:span text:style-name="T4">:</text:span><text:span text:style-name="T11"> esta función <text:s/>se encarga de cargar en memoria toda la lista de </text:span><text:span text:style-name="T12">productos</text:span><text:span text:style-name="T11"> del fichero </text:span><text:span text:style-name="T12">productos.</text:span></text:p>
        </text:list-item>
        <text:list-item>
          <text:p text:style-name="P26"><text:span text:style-name="T3">G</text:span><text:span text:style-name="T4">uardar</text:span><text:span text:style-name="T6">productos</text:span><text:span text:style-name="T4">:</text:span><text:span text:style-name="T11"> esta función se encarga de guardar en el ficher</text:span><text:span text:style-name="T12">o</text:span><text:span text:style-name="T11"> </text:span><text:span text:style-name="T12">productos</text:span><text:span text:style-name="T11"> lo que se haya modificado en memoria de la lista de </text:span><text:span text:style-name="T12">productos</text:span><text:span text:style-name="T11">(nombre,</text:span><text:span text:style-name="T12">precio</text:span><text:span text:style-name="T11"> ,etc).</text:span></text:p>
        </text:list-item>
      </text:list>
      <text:p text:style-name="P2">//el formato de linea es : 0000001-televisor 32” 3D-0001-0001-50-5-340</text:p>
      <text:p text:style-name="P7"/>
      <text:list xml:id="list2293753756" text:style-name="L10">
        <text:list-item>
          <text:p text:style-name="P27"><text:span text:style-name="T3">C</text:span><text:span text:style-name="T4">argar</text:span><text:span text:style-name="T6">categorias</text:span><text:span text:style-name="T4">:</text:span><text:span text:style-name="T11"> esta función <text:s/>se encarga de cargar en memoria toda la lista de </text:span><text:span text:style-name="T12">categoría</text:span><text:span text:style-name="T11"> del fichero </text:span><text:span text:style-name="T12">categoría.</text:span></text:p>
        </text:list-item>
        <text:list-item>
          <text:p text:style-name="P27"><text:span text:style-name="T3">G</text:span><text:span text:style-name="T4">uardarc</text:span><text:span text:style-name="T7">ategorias</text:span><text:span text:style-name="T4">:</text:span><text:span text:style-name="T11"> esta función se encarga de guardar en el ficher</text:span><text:span text:style-name="T12">o</text:span><text:span text:style-name="T11"> </text:span><text:span text:style-name="T13">categoría</text:span><text:span text:style-name="T11"> lo que se haya modificado en memoria de la lista de categoría(nombre, </text:span><text:span text:style-name="T12">código</text:span><text:span text:style-name="T11">,etc).</text:span></text:p>
        </text:list-item>
      </text:list>
      <text:p text:style-name="P2">//el formato de linea es : 0001-tv video home cinema</text:p>
      <text:p text:style-name="P4"/>
      <text:list xml:id="list5749367270268" text:continue-list="list2113065740" text:style-name="L6">
        <text:list-item>
          <text:p text:style-name="P23"><text:span text:style-name="T3">C</text:span><text:span text:style-name="T4">argar</text:span><text:span text:style-name="T8">descuentos</text:span><text:span text:style-name="T4">:</text:span><text:span text:style-name="T11"> esta función <text:s/>se encarga de cargar en memoria toda la lista de </text:span><text:span text:style-name="T18">descuentos</text:span><text:span text:style-name="T11"> del fichero </text:span><text:span text:style-name="T18">descuentos</text:span><text:span text:style-name="T11">.</text:span></text:p>
        </text:list-item>
        <text:list-item>
          <text:p text:style-name="P28"><text:span text:style-name="T3">G</text:span><text:span text:style-name="T2">uardar</text:span><text:span text:style-name="T8">descuentos</text:span><text:span text:style-name="T2">: </text:span>esta función se encarga de guardar en el ficher<text:span text:style-name="T12">o</text:span> <text:span text:style-name="T18">descuentos</text:span> lo que se haya modificado en memoria de la lista de <text:span text:style-name="T18">descuentos</text:span>(nombre,<text:span text:style-name="T18">estado</text:span>,etc).</text:p>
        </text:list-item>
      </text:list>
      <text:p text:style-name="P2">//el formato de linea es : black001-Black Friday-codpro-activo-10-esizon</text:p>
      <text:p text:style-name="P4"/>
      <text:list xml:id="list5749063688251" text:continue-numbering="true" text:style-name="L6">
        <text:list-item>
          <text:p text:style-name="P23"><text:span text:style-name="T3">C</text:span><text:span text:style-name="T4">argar</text:span><text:span text:style-name="T8">descuentosclientes</text:span><text:span text:style-name="T4">:</text:span><text:span text:style-name="T11"> esta función <text:s/>se encarga de cargar en memoria toda la lista de </text:span><text:span text:style-name="T18">descuentos de los clientes</text:span><text:span text:style-name="T11"> del fichero </text:span><text:span text:style-name="T18">descuentosclientes</text:span><text:span text:style-name="T11">.</text:span></text:p>
        </text:list-item>
        <text:list-item>
          <text:p text:style-name="P28"><text:span text:style-name="T3">G</text:span><text:span text:style-name="T2">uardar</text:span><text:span text:style-name="T8">descuentos</text:span><text:span text:style-name="T9">clientes</text:span><text:span text:style-name="T2">: </text:span>esta función se encarga de guardar en el ficher<text:span text:style-name="T12">o</text:span> <text:span text:style-name="T18">descuentosclientes</text:span> lo que se haya modificado en memoria de la lista de <text:span text:style-name="T18">descuentoscliente</text:span>(nombre,<text:span text:style-name="T18">estado</text:span>,etc).</text:p>
        </text:list-item>
      </text:list>
      <text:p text:style-name="P7"><text:span text:style-name="T31">//el formato de linea es : 0000001-black001-25/01/2024-27/03/2024-0</text:span></text:p>
      <text:list xml:id="list5749413469342" text:continue-list="list2293753756" text:style-name="L10">
        <text:list-item>
          <text:p text:style-name="P27"><text:span text:style-name="T3">C</text:span><text:span text:style-name="T4">argar</text:span><text:span text:style-name="T7">lockers</text:span><text:span text:style-name="T4">:</text:span><text:span text:style-name="T11"> esta función <text:s/>se encarga de cargar en memoria toda la lista de </text:span><text:span text:style-name="T19">lockers</text:span><text:span text:style-name="T11"> del fichero </text:span><text:span text:style-name="T19">lockers</text:span><text:span text:style-name="T12">.</text:span></text:p>
        </text:list-item>
        <text:list-item>
          <text:p text:style-name="P27"><text:span text:style-name="T3">G</text:span><text:span text:style-name="T4">uardarc</text:span><text:span text:style-name="T7">lockers</text:span><text:span text:style-name="T4">:</text:span><text:span text:style-name="T11"> esta función se encarga de guardar en el ficher</text:span><text:span text:style-name="T12">o</text:span><text:span text:style-name="T11"> </text:span><text:span text:style-name="T19">lockers</text:span><text:span text:style-name="T11"> lo que se haya modificado en memoria de la lista de </text:span><text:span text:style-name="T20">lockers</text:span><text:span text:style-name="T11">(nombre, </text:span><text:span text:style-name="T12">código</text:span><text:span text:style-name="T11">,etc).</text:span></text:p>
        </text:list-item>
      </text:list>
      <text:p text:style-name="P2">//el formato de linea es: Lock001-Puerto Real-Cádiz-local 12-15-0</text:p>
      <text:p text:style-name="P7"/>
      <text:list xml:id="list5749088500135" text:continue-numbering="true" text:style-name="L10">
        <text:list-item>
          <text:p text:style-name="P27"><text:span text:style-name="T3">C</text:span><text:span text:style-name="T4">argar</text:span><text:span text:style-name="T10">compartimientoslockers</text:span><text:span text:style-name="T4">:</text:span><text:span text:style-name="T11"> esta función <text:s/>se encarga de cargar en memoria toda la </text:span><text:span text:style-name="T21">lista de </text:span><text:span text:style-name="T22">c</text:span><text:span text:style-name="T23">ompartimientoslockers</text:span><text:span text:style-name="T21"> del fichero </text:span><text:span text:style-name="T22">c</text:span><text:span text:style-name="T23">ompartimientoslockers</text:span><text:span text:style-name="T22">.</text:span></text:p>
        </text:list-item>
        <text:list-item>
          <text:p text:style-name="P27"><text:span text:style-name="T3">G</text:span><text:span text:style-name="T4">uardarc</text:span><text:span text:style-name="T10">ompartimientoslockers</text:span><text:span text:style-name="T4">:</text:span><text:span text:style-name="T11"> esta función se encarga de guardar en el ficher</text:span><text:span text:style-name="T12">o</text:span><text:span text:style-name="T11"> </text:span><text:span text:style-name="T13">c </text:span><text:span text:style-name="T22">c</text:span><text:span text:style-name="T23">ompartimientoslockers</text:span><text:span text:style-name="T11"> lo que se haya modificado en memoria de la lista de </text:span><text:span text:style-name="T22">c</text:span><text:span text:style-name="T23">ompartimientoslockers</text:span><text:span text:style-name="T11">(nombre, </text:span><text:span text:style-name="T24">estado</text:span><text:span text:style-name="T11">,etc).</text:span></text:p>
        </text:list-item>
      </text:list>
      <text:p text:style-name="P2">//el formato de linea es: Lock001-01-134697-ocupado-08/01/2024-13/03/2024</text:p>
      <text:p text:style-name="P29"/>
      <text:p text:style-name="P29"/>
      <text:h text:style-name="P17" text:outline-level="2">descuentos.c</text:h>
      <text:p text:style-name="P30"/>
      <text:p text:style-name="P30">este modulo se encarga con todo lo relacionado con los descuentos</text:p>
      <text:p text:style-name="P31"/>
      <text:p text:style-name="P31">listarDescuentosClientes:muestra los descuento que tiene un cliente </text:p>
      <text:p text:style-name="P31">gestionardescuentosadmin muestra el menu de administrador relacionado con los descuentos</text:p>
      <text:p text:style-name="P32">altadescuento: <text:span text:style-name="T32">crea un descuento</text:span></text:p>
      <text:p text:style-name="P32">bajadescuento: <text:span text:style-name="T32">finaliza un descuento</text:span></text:p>
      <text:p text:style-name="P32">busquedadescuento: <text:span text:style-name="T32">busca un descuento especifico</text:span></text:p>
      <text:p text:style-name="P32">listardescuento <text:span text:style-name="T32">muestra todo los descuentos</text:span></text:p>
      <text:p text:style-name="P32">listarclientescondescuento <text:span text:style-name="T32">muestra los clientes con descuentos</text:span></text:p>
      <text:p text:style-name="P33">listarclientescondescuentousados <text:span text:style-name="T32">muestra los clientes con descuentos usados</text:span></text:p>
      <text:p text:style-name="P32">asignardescuentocliente <text:span text:style-name="T32">le da un descuento a un cliente</text:span></text:p>
      <text:p text:style-name="P34">asignartodosclientes le da un descuento a todos los clientes</text:p>
      <text:p text:style-name="P34"/>
      <text:h text:style-name="Heading_20_2" text:outline-level="2">perfil.c</text:h>
      <text:p text:style-name="P35"/>
      <text:p text:style-name="P36">Este modulo se encarga de mostrar y modificar los diferentes perfile según su rol</text:p>
      <text:p text:style-name="P36"/>
      <text:p text:style-name="P36">mostrarperfilcliente muestra el perfil del cliente</text:p>
      <text:p text:style-name="P36">modificarperfilcliente modifica el perfil del cliente</text:p>
      <text:p text:style-name="P36">mostrarperfiladmin_prov <text:s/>muestra el perfil del admin o proveedor</text:p>
      <text:p text:style-name="P36">modificarperfiladmin_prov modifica el perfil del admin o proveedor</text:p>
      <text:p text:style-name="P36">mostrarperfiltrasportista <text:s/>muestra el perfil del trasnportista</text:p>
      <text:p text:style-name="P36">modificarperfiltrasportista modifica el perfil del trasnportista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4T00:57:47.135000000</dc:date>
    <meta:editing-duration>PT40M5S</meta:editing-duration>
    <meta:editing-cycles>4</meta:editing-cycles>
    <meta:generator>LibreOffice/7.1.1.2$Windows_X86_64 LibreOffice_project/fe0b08f4af1bacafe4c7ecc87ce55bb426164676</meta:generator>
    <meta:document-statistic meta:table-count="0" meta:image-count="0" meta:object-count="0" meta:page-count="5" meta:paragraph-count="102" meta:word-count="1205" meta:character-count="8384" meta:non-whitespace-character-count="7287"/>
  </office:meta>
</office:document-meta>
</file>